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nux Libertine G2" svg:font-family="'Linux Libertine G'" style:font-pitch="variable"/>
    <style:font-face style:name="Linux Libertine G1" svg:font-family="'Linux Libertine G'" style:font-adornments="Gras" style:font-pitch="variable"/>
    <style:font-face style:name="Linux Libertine G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officeooo:rsid="003e979e" officeooo:paragraph-rsid="003e979e" style:font-size-asian="14pt" style:font-size-complex="14pt"/>
    </style:style>
    <style:style style:name="P2" style:family="paragraph" style:parent-style-name="Standard">
      <style:text-properties officeooo:rsid="0052b150" officeooo:paragraph-rsid="001ade8b"/>
    </style:style>
    <style:style style:name="P3" style:family="paragraph" style:parent-style-name="Heading_20_1">
      <style:paragraph-properties fo:text-align="center" style:justify-single-word="false"/>
      <style:text-properties officeooo:paragraph-rsid="005a53b0"/>
    </style:style>
    <style:style style:name="P4" style:family="paragraph" style:parent-style-name="Heading_20_2">
      <style:text-properties officeooo:paragraph-rsid="00618fd1"/>
    </style:style>
    <style:style style:name="T1" style:family="text">
      <style:text-properties style:font-name="Linux Libertine G2"/>
    </style:style>
    <style:style style:name="T2" style:family="text">
      <style:text-properties style:font-name="Linux Libertine G2" officeooo:rsid="0018b83b"/>
    </style:style>
    <style:style style:name="T3" style:family="text">
      <style:text-properties style:font-name="Linux Libertine G2" officeooo:rsid="005a53b0"/>
    </style:style>
    <style:style style:name="T4" style:family="text">
      <style:text-properties style:font-name="Linux Libertine G2" officeooo:rsid="006b0c34"/>
    </style:style>
    <style:style style:name="T5" style:family="text">
      <style:text-properties style:font-name="Linux Libertine G2" officeooo:rsid="006b9c7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bookmark-start text:name="__RefHeading___Toc46_1751073990"/><text:span text:style-name="T1">Chap</text:span><text:span text:style-name="T2">itre</text:span><text:span text:style-name="T1"> </text:span><text:span text:style-name="T4">2</text:span><text:span text:style-name="T5">1</text:span><text:span text:style-name="T1"><text:line-break/></text:span><text:bookmark-end text:name="__RefHeading___Toc46_1751073990"/></text:h>
      <text:h text:style-name="P4" text:outline-level="2"><text:span text:style-name="T4">2</text:span><text:span text:style-name="T5">1</text:span><text:span text:style-name="T4">.1</text:span><text:span text:style-name="T1"> </text:span><text:span text:style-name="T3">Titre</text:span>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nux Libertine G2" svg:font-family="'Linux Libertine G'" style:font-pitch="variable"/>
    <style:font-face style:name="Linux Libertine G1" svg:font-family="'Linux Libertine G'" style:font-adornments="Gras" style:font-pitch="variable"/>
    <style:font-face style:name="Linux Libertine G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Linux Libertine G" fo:font-family="'Linux Libertine G'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 style:writing-mode="page"/>
      <style:text-properties style:font-name="Linux Libertine G1" fo:font-family="'Linux Libertine G'" style:font-style-name="Gras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style:font-name="Linux Libertine G1" fo:font-family="'Linux Libertine G'" style:font-style-name="Gra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Linux Libertine G1" fo:font-family="'Linux Libertine G'" style:font-style-name="Gras" style:font-pitch="variable"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officeooo:rsid="003e979e" officeooo:paragraph-rsid="003e979e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HTML" style:page-layout-name="Mpm2"/>
    <style:master-page style:name="Right_20_Page" style:display-name="Right Page" style:page-layout-name="Mpm3" style:next-style-name="Left_20_Page">
      <style:footer>
        <text:p text:style-name="Footer"/>
      </style:footer>
    </style:master-page>
    <style:master-page style:name="Left_20_Page" style:display-name="Left Page" style:page-layout-name="Mpm4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1:36:57.466331480</meta:creation-date>
    <dc:date>2017-03-01T22:15:27.514811684</dc:date>
    <meta:editing-duration>PT3H5M58S</meta:editing-duration>
    <meta:editing-cycles>62</meta:editing-cycles>
    <meta:generator>LibreOffice/5.3.0.1$Linux_X86_64 LibreOffice_project/3b800451b1d0c48045de03b5b3c7bbbac87f20d9</meta:generator>
    <meta:document-statistic meta:table-count="0" meta:image-count="0" meta:object-count="0" meta:page-count="1" meta:paragraph-count="2" meta:word-count="4" meta:character-count="22" meta:non-whitespace-character-count="19"/>
  </office:meta>
</office:document-meta>
</file>